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200001F6000022FE00000DD7278621E0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pitch="variable" style:font-charset="x-symbol"/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Arial1" svg:font-family="Arial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align="end" style:justify-single-word="false" fo:text-indent="0.635cm" style:auto-text-indent="false"/>
      <style:text-properties style:text-underline-style="none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b983e" officeooo:paragraph-rsid="00067ce0" style:font-size-asian="10pt" style:font-size-complex="10pt"/>
    </style:style>
    <style:style style:name="P4" style:family="paragraph" style:parent-style-name="Standard" style:list-style-name="L18">
      <style:paragraph-properties fo:text-align="justify" style:justify-single-word="false"/>
      <style:text-properties fo:font-size="10pt" officeooo:rsid="001b983e" officeooo:paragraph-rsid="00072a65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072a65" officeooo:paragraph-rsid="00072a65" style:font-size-asian="10pt" style:font-size-complex="10pt"/>
    </style:style>
    <style:style style:name="P6" style:family="paragraph" style:parent-style-name="Standard" style:list-style-name="L18">
      <style:paragraph-properties fo:text-align="justify" style:justify-single-word="false"/>
      <style:text-properties fo:font-size="10pt" officeooo:rsid="00072a65" officeooo:paragraph-rsid="00072a65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text-properties fo:font-weight="bold" officeooo:rsid="001b983e" officeooo:paragraph-rsid="00067ce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67ce0"/>
    </style:style>
    <style:style style:name="P10" style:family="paragraph" style:parent-style-name="Standard">
      <style:text-properties officeooo:rsid="0018f135" officeooo:paragraph-rsid="00067ce0"/>
    </style:style>
    <style:style style:name="P11" style:family="paragraph" style:parent-style-name="Standard">
      <style:text-properties officeooo:rsid="0018f135" officeooo:paragraph-rsid="00072a65"/>
    </style:style>
    <style:style style:name="P12" style:family="paragraph" style:parent-style-name="Standard">
      <style:text-properties officeooo:rsid="001a6c55" officeooo:paragraph-rsid="00067ce0"/>
    </style:style>
    <style:style style:name="P13" style:family="paragraph" style:parent-style-name="Standard">
      <style:text-properties officeooo:rsid="001a6c55" officeooo:paragraph-rsid="00072a65"/>
    </style:style>
    <style:style style:name="P14" style:family="paragraph" style:parent-style-name="Standard">
      <style:text-properties officeooo:rsid="001b983e" officeooo:paragraph-rsid="00067ce0"/>
    </style:style>
    <style:style style:name="P15" style:family="paragraph" style:parent-style-name="Standard">
      <style:text-properties officeooo:paragraph-rsid="00067ce0"/>
    </style:style>
    <style:style style:name="P16" style:family="paragraph" style:parent-style-name="Standard">
      <style:text-properties fo:font-size="15pt" fo:font-style="normal" fo:font-weight="normal" officeooo:rsid="001d904a" officeooo:paragraph-rsid="00067ce0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5pt" officeooo:rsid="0007ab18" officeooo:paragraph-rsid="0007ab18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officeooo:rsid="00072a65" officeooo:paragraph-rsid="00072a65"/>
    </style:style>
    <style:style style:name="P19" style:family="paragraph" style:parent-style-name="Standard" style:master-page-name="Standard">
      <style:paragraph-properties style:page-number="15" fo:break-before="auto" fo:break-after="auto" fo:padding="0.049cm" fo:border="0.06pt solid #000000" style:shadow="none"/>
      <style:text-properties fo:font-size="15pt" officeooo:rsid="00072a65" officeooo:paragraph-rsid="00072a65" style:font-size-asian="15pt" style:font-size-complex="15pt"/>
    </style:style>
    <style:style style:name="P20" style:family="paragraph" style:parent-style-name="Footnote">
      <style:text-properties officeooo:rsid="0018f135" officeooo:paragraph-rsid="0018f135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size-asian="10.5pt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officeooo:rsid="001d904a"/>
    </style:style>
    <style:style style:name="T6" style:family="text">
      <style:text-properties style:font-name="Liberation Serif"/>
    </style:style>
    <style:style style:name="T7" style:family="text">
      <style:text-properties style:font-name="Liberation Serif1"/>
    </style:style>
    <style:style style:name="T8" style:family="text">
      <style:text-properties officeooo:rsid="001a6c55"/>
    </style:style>
    <style:style style:name="T9" style:family="text">
      <style:text-properties officeooo:rsid="001da92f"/>
    </style:style>
    <style:style style:name="T10" style:family="text">
      <style:text-properties officeooo:rsid="00072a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epaso de un ejercicio típico de física</text:p>
      <text:p text:style-name="P2"/>
      <text:p text:style-name="P5"/>
      <text:p text:style-name="P17">Ejercicio de repaso</text:p>
      <text:p text:style-name="P5">En el circuito de la figura 1:</text:p>
      <text:list xml:id="list4682884187723658152" text:style-name="L18">
        <text:list-item>
          <text:p text:style-name="P4"><text:span text:style-name="T10">Calcular la d</text:span>iferencia de potencial sobre el interruptor <text:span text:style-name="T10">cuando este está abierto</text:span></text:p>
        </text:list-item>
        <text:list-item>
          <text:p text:style-name="P4"><text:span text:style-name="T10">Calcular la d</text:span>iferencia de potencial sobre el interruptor <text:span text:style-name="T10">cuando este está cerrado</text:span></text:p>
        </text:list-item>
        <text:list-item>
          <text:p text:style-name="P6">Calcular la carga en cada condensador con el interruptor cerrado</text:p>
        </text:list-item>
        <text:list-item>
          <text:p text:style-name="P6">Calcular la energía en cada condensador antes y después de cerrar la llave.</text:p>
        </text:list-item>
      </text:list>
      <text:p text:style-name="P5"/>
      <text:p text:style-name="P16">Resolución ejercicio</text:p>
      <text:p text:style-name="P15"/>
      <text:p text:style-name="P9"><draw:frame draw:style-name="fr1" draw:name="Imagen1" text:anchor-type="as-char" svg:width="8.959cm" svg:height="3.544cm" draw:z-index="1"><draw:image xlink:href="Pictures/200001F6000022FE00000DD7278621E0.svm" xlink:type="simple" xlink:show="embed" xlink:actuate="onLoad"/></draw:frame></text:p>
      <text:p text:style-name="P18"/>
      <text:p text:style-name="P18">Fig. 1</text:p>
      <text:p text:style-name="P15"/>
      <text:p text:style-name="P10">La tensión en el punto “a” se calcula por simple divisor resistivo</text:p>
      <text:p text:style-name="P15"/>
      <text:p text:style-name="P15"><draw:frame draw:style-name="fr2" draw:name="Objeto1" text:anchor-type="as-char" svg:y="-0.684cm" svg:width="3.561cm" svg:height="1.125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5"/>
      <text:p text:style-name="P10">La tensión en el punto “b” es un poc<text:span text:style-name="T5">o</text:span> mas complicada. Primero asumimos que los condensadores se cargan en forma instantánea<text:note text:id="ftn1" text:note-class="footnote"><text:note-citation>1</text:note-citation><text:note-body><text:p text:style-name="P20">Aparece una delta “<text:span text:style-name="T6">δ</text:span><text:span text:style-name="T7">(t)” </text:span>de corriente en el circuito.</text:p></text:note-body></text:note> ya que no hay resistencias entre la fuente y ellos. Pero una vez cargados, podemos asumir <text:span text:style-name="T5">que </text:span>la tensión entre los extremos de ambos condensadores es 24 volts. Si esto es así, se debe cumplir la siguiente condición:</text:p>
      <text:p text:style-name="P10"/>
      <text:p text:style-name="P10"><draw:frame draw:style-name="fr2" draw:name="Objeto2" text:anchor-type="as-char" svg:y="-0.377cm" svg:width="3.664cm" svg:height="0.533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0"/>
      <text:p text:style-name="P11">Donde V<text:span text:style-name="T3">C1</text:span> es la <text:span text:style-name="T8">tensión</text:span> en el <text:span text:style-name="T10">condensador</text:span> 1 y V<text:span text:style-name="T2">C2</text:span> es la tensión en el <text:span text:style-name="T10">condensador</text:span> 2. <text:span text:style-name="T8">Cada una de estas tensiones, a su vez, dependen de la carga de cada condensador</text:span> <text:span text:style-name="T8">.</text:span></text:p>
      <text:p text:style-name="P10"/>
      <text:p text:style-name="P10"><draw:frame draw:style-name="fr2" draw:name="Objeto3" text:anchor-type="as-char" svg:y="-0.684cm" svg:width="3.833cm" svg:height="1.12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0"/>
      <text:p text:style-name="P13">Dado que los <text:span text:style-name="T10">condensador</text:span>es están en serie, fueron circulados por la misma corriente, y dado que <draw:frame draw:style-name="fr2" draw:name="Objeto4" text:anchor-type="as-char" svg:y="-0.462cm" svg:width="2.265cm" svg:height="0.637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se deduce que ambos <text:span text:style-name="T10">condensador</text:span>es tiene la misma carga.</text:p>
      <text:p text:style-name="P12"/>
      <text:p text:style-name="P12">En consecuencia</text:p>
      <text:p text:style-name="P10"/>
      <text:p text:style-name="P10"><draw:frame draw:style-name="fr2" draw:name="Objeto5" text:anchor-type="as-char" svg:y="-0.623cm" svg:width="3.26cm" svg:height="1.065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0"/>
      <text:p text:style-name="P12"><text:soft-page-break/>De donde despejo que </text:p>
      <text:p text:style-name="P10"/>
      <text:p text:style-name="P10"><draw:frame draw:style-name="fr2" draw:name="Objeto6" text:anchor-type="as-char" svg:y="-0.683cm" svg:width="9.248cm" svg:height="1.125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0"/>
      <text:p text:style-name="P12">Con este valor puedo calcular la tensión en cada capacitor</text:p>
      <text:p text:style-name="P10"/>
      <text:p text:style-name="P10"><draw:frame draw:style-name="fr2" draw:name="Objeto7" text:anchor-type="as-char" svg:y="-0.623cm" svg:width="3.455cm" svg:height="1.065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text:tab/><text:span text:style-name="T8">y<text:tab/></text:span><text:span text:style-name="T8"><draw:frame draw:style-name="fr2" draw:name="Objeto8" text:anchor-type="as-char" svg:y="-0.623cm" svg:width="3.667cm" svg:height="1.065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8">y resolver el ejercicio</text:span></text:p>
      <text:p text:style-name="P8">Respuesta inciso a:</text:p>
      <text:p text:style-name="P14"/>
      <text:p text:style-name="P14">Diferencia de potencial sobre el interruptor es:</text:p>
      <text:p text:style-name="P14"/>
      <text:p text:style-name="P14"><draw:frame draw:style-name="fr2" draw:name="Objeto9" text:anchor-type="as-char" svg:y="-0.377cm" svg:width="4.179cm" svg:height="0.533cm" draw:z-index="10"><draw:object xlink:href="./Object 10" xlink:type="simple" xlink:show="embed" xlink:actuate="onLoad"/><draw:image xlink:href="./ObjectReplacements/Object 10" xlink:type="simple" xlink:show="embed" xlink:actuate="onLoad"/><svg:desc>fórmula</svg:desc></draw:frame><text:tab/><text:span text:style-name="T5">Asumiendo</text:span> el terminal positivo del tester en el punto "a"</text:p>
      <text:p text:style-name="P14"/>
      <text:p text:style-name="P8">Respuesta inciso b:</text:p>
      <text:p text:style-name="P14"/>
      <text:p text:style-name="P14">Con el interruptor cerrado no hay diferencia de potencial sobre el interruptor, o sea el punto a y b están al mismo potencial</text:p>
      <text:p text:style-name="P14"/>
      <text:p text:style-name="P8">Respuesta inciso c:</text:p>
      <text:p text:style-name="P14"/>
      <text:p text:style-name="P14">Cuando se cierra el interruptor los condensadores adecuan su tensión a las tensiones de las resistencias, o sea C<text:span text:style-name="T3">2</text:span> pasa a tener 8 volts y C<text:span text:style-name="T2">1</text:span> <text:span text:style-name="T5">pasa </text:span>a tener 16 volts, o sea </text:p>
      <text:p text:style-name="P14"/>
      <text:p text:style-name="P14"><draw:frame draw:style-name="fr2" draw:name="Objeto10" text:anchor-type="as-char" svg:y="-0.377cm" svg:width="6.034cm" svg:height="0.533cm" draw:z-index="11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4"/>
      <text:p text:style-name="P14"><draw:frame draw:style-name="fr2" draw:name="Objeto11" text:anchor-type="as-char" svg:y="-0.377cm" svg:width="5.817cm" svg:height="0.533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14"/>
      <text:p text:style-name="P8">Respuesta inciso d:</text:p>
      <text:p text:style-name="P14"/>
      <text:p text:style-name="P14">Finalmente, Energía en cada condensador: <draw:frame draw:style-name="fr2" draw:name="Objeto12" text:anchor-type="as-char" svg:y="-0.619cm" svg:width="1.983cm" svg:height="0.998cm" draw:z-index="13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14"/>
      <text:p text:style-name="P14">Antes de cerrar el interruptor:</text:p>
      <text:p text:style-name="P14"/>
      <text:p text:style-name="P14"><draw:frame draw:style-name="fr2" draw:name="Objeto13" text:anchor-type="as-char" svg:y="-0.623cm" svg:width="6.78cm" svg:height="1.002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4"/>
      <text:p text:style-name="P14"><draw:frame draw:style-name="fr2" draw:name="Objeto14" text:anchor-type="as-char" svg:y="-0.623cm" svg:width="6.784cm" svg:height="1.002cm" draw:z-index="15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14"/>
      <text:p text:style-name="P14"><text:span text:style-name="T9">Después</text:span> de cerrar el interruptor</text:p>
      <text:p text:style-name="P14"/>
      <text:p text:style-name="P14"><draw:frame draw:style-name="fr2" draw:name="Objeto16" text:anchor-type="as-char" svg:y="-0.623cm" svg:width="6.997cm" svg:height="1.002cm" draw:z-index="16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p text:style-name="P14"/>
      <text:p text:style-name="P3"><text:span text:style-name="T4"><draw:frame draw:style-name="fr2" draw:name="Objeto15" text:anchor-type="as-char" svg:y="-0.623cm" svg:width="6.576cm" svg:height="1.002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pitch="variable" style:font-charset="x-symbol"/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Arial1" svg:font-family="Arial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rop_20_Caps" style:display-name="Drop Caps" style:family="text"/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align="end" style:justify-single-word="false" fo:text-indent="0.635cm" style:auto-text-indent="false"/>
      <style:text-properties style:text-underline-style="none"/>
    </style:style>
    <style:style style:name="MT1" style:family="text">
      <style:text-properties style:font-name="Arial" fo:font-size="8pt" style:font-size-asian="8pt" style:font-name-complex="Arial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eoría de Redes I / Laboratorio de Comunicaciones / Facultad de Ingeniería / Universidad Nacional de Mar del Plata<text:tab/></text:span><text:span text:style-name="MT1"><text:page-number text:select-page="current" text:page-adjust="-14">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onzalez</meta:initial-creator>
    <meta:creation-date>2010-03-03T16:07:51</meta:creation-date>
    <dc:date>2019-08-05T17:07:05.569842290</dc:date>
    <meta:editing-duration>P2DT17H4M4S</meta:editing-duration>
    <meta:editing-cycles>116</meta:editing-cycles>
    <meta:generator>LibreOffice/4.2.8.2$Linux_X86_64 LibreOffice_project/420m0$Build-2</meta:generator>
    <meta:document-statistic meta:table-count="0" meta:image-count="1" meta:object-count="16" meta:page-count="2" meta:paragraph-count="42" meta:word-count="352" meta:character-count="2016" meta:non-whitespace-character-count="1693"/>
  </office:meta>
</office:document-meta>
</file>

<file path=Object 1/content.xml><?xml version="1.0" encoding="utf-8"?>
<math xmlns="http://www.w3.org/1998/Math/MathML" display="block">
  <semantics>
    <mrow>
      <mrow>
        <msub>
          <mi>E</mi>
          <mrow>
            <mi>C</mi>
            <mn>2</mn>
          </mrow>
        </msub>
        <mo stretchy="false">=</mo>
        <mfrac>
          <mn>1</mn>
          <mn>2</mn>
        </mfrac>
      </mrow>
      <mn>0,24</mn>
      <mrow>
        <mrow>
          <mi mathvariant="italic">uf</mi>
          <mo stretchy="false">∗</mo>
          <mn>8²</mn>
        </mrow>
        <mo stretchy="false">=</mo>
        <mn>7,68</mn>
      </mrow>
      <mi mathvariant="italic">microJoules</mi>
    </mrow>
    <annotation encoding="StarMath 5.0">E_C2= {1} over {2} 0,24 uf*8²=7,68 microJoules</annotation>
  </semantics>
</math>
</file>

<file path=Object 10/content.xml><?xml version="1.0" encoding="utf-8"?>
<math xmlns="http://www.w3.org/1998/Math/MathML" display="block">
  <semantics>
    <mrow>
      <mrow>
        <mrow>
          <msub>
            <mi>V</mi>
            <mi>a</mi>
          </msub>
          <mo stretchy="false">−</mo>
          <msub>
            <mi>V</mi>
            <mrow>
              <mi>C</mi>
              <mn>2</mn>
            </mrow>
          </msub>
        </mrow>
        <mo stretchy="false">=</mo>
        <mrow>
          <mn>8</mn>
          <mo stretchy="false">−</mo>
          <mn>16</mn>
        </mrow>
        <mo stretchy="false">=</mo>
        <mrow>
          <mo stretchy="false">−</mo>
          <mn>8</mn>
        </mrow>
      </mrow>
      <mi>v</mi>
    </mrow>
    <annotation encoding="StarMath 5.0">V_a - V_C2 = 8-16 = -8v</annotation>
  </semantics>
</math>
</file>

<file path=Object 11/content.xml><?xml version="1.0" encoding="utf-8"?>
<math xmlns="http://www.w3.org/1998/Math/MathML" display="block">
  <semantics>
    <mrow>
      <mrow>
        <msub>
          <mi>Q</mi>
          <mrow>
            <mi>C</mi>
            <mn>1</mn>
          </mrow>
        </msub>
        <mo stretchy="false">=</mo>
        <mrow>
          <mn>16</mn>
          <mo stretchy="false">∗</mo>
          <msub>
            <mi>C</mi>
            <mn>1</mn>
          </msub>
        </mrow>
        <mo stretchy="false">=</mo>
        <mn>7,68</mn>
      </mrow>
      <mi mathvariant="italic">microCoulomb</mi>
    </mrow>
    <annotation encoding="StarMath 5.0"> Q_C1 = 16* C_1 = 7,68 microCoulomb</annotation>
  </semantics>
</math>
</file>

<file path=Object 12/content.xml><?xml version="1.0" encoding="utf-8"?>
<math xmlns="http://www.w3.org/1998/Math/MathML" display="block">
  <semantics>
    <mrow>
      <mrow>
        <msub>
          <mi>Q</mi>
          <mrow>
            <mi>C</mi>
            <mn>2</mn>
          </mrow>
        </msub>
        <mo stretchy="false">=</mo>
        <mrow>
          <mn>8</mn>
          <mo stretchy="false">∗</mo>
          <msub>
            <mi>C</mi>
            <mn>1</mn>
          </msub>
        </mrow>
        <mo stretchy="false">=</mo>
        <mn>1,92</mn>
      </mrow>
      <mi mathvariant="italic">microCoulomb</mi>
    </mrow>
    <annotation encoding="StarMath 5.0"> Q_C2 = 8* C_1 = 1,92 microCoulomb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frac>
          <mn>1</mn>
          <mn>2</mn>
        </mfrac>
      </mrow>
      <mi mathvariant="italic">CV</mi>
      <mn>²</mn>
    </mrow>
    <annotation encoding="StarMath 5.0">E= {1} over {2} CV²</annotation>
  </semantics>
</math>
</file>

<file path=Object 14/content.xml><?xml version="1.0" encoding="utf-8"?>
<math xmlns="http://www.w3.org/1998/Math/MathML" display="block">
  <semantics>
    <mrow>
      <mrow>
        <msub>
          <mi>E</mi>
          <mrow>
            <mi>C</mi>
            <mn>1</mn>
          </mrow>
        </msub>
        <mo stretchy="false">=</mo>
        <mfrac>
          <mn>1</mn>
          <mn>2</mn>
        </mfrac>
      </mrow>
      <mn>0,48</mn>
      <mrow>
        <mrow>
          <mi mathvariant="italic">uf</mi>
          <mo stretchy="false">∗</mo>
          <mn>8²</mn>
        </mrow>
        <mo stretchy="false">=</mo>
        <mn>15,36</mn>
      </mrow>
      <mi mathvariant="italic">microJoules</mi>
    </mrow>
    <annotation encoding="StarMath 5.0">E_C1= {1} over {2} 0,48 uf*8²=15,36 microJoules</annotation>
  </semantics>
</math>
</file>

<file path=Object 15/content.xml><?xml version="1.0" encoding="utf-8"?>
<math xmlns="http://www.w3.org/1998/Math/MathML" display="block">
  <semantics>
    <mrow>
      <mrow>
        <msub>
          <mi>E</mi>
          <mrow>
            <mi>C</mi>
            <mn>2</mn>
          </mrow>
        </msub>
        <mo stretchy="false">=</mo>
        <mfrac>
          <mn>1</mn>
          <mn>2</mn>
        </mfrac>
      </mrow>
      <mn>0,24</mn>
      <mrow>
        <mrow>
          <mi mathvariant="italic">uf</mi>
          <mo stretchy="false">∗</mo>
          <mn>16²</mn>
        </mrow>
        <mo stretchy="false">=</mo>
        <mn>31,8</mn>
      </mrow>
      <mi mathvariant="italic">microJoules</mi>
    </mrow>
    <annotation encoding="StarMath 5.0">E_C2= {1} over {2} 0,24 uf*16²=31,8 microJoules</annotation>
  </semantics>
</math>
</file>

<file path=Object 16/content.xml><?xml version="1.0" encoding="utf-8"?>
<math xmlns="http://www.w3.org/1998/Math/MathML" display="block">
  <semantics>
    <mrow>
      <mrow>
        <msub>
          <mi>E</mi>
          <mrow>
            <mi>C</mi>
            <mn>1</mn>
          </mrow>
        </msub>
        <mo stretchy="false">=</mo>
        <mfrac>
          <mn>1</mn>
          <mn>2</mn>
        </mfrac>
      </mrow>
      <mn>0,48</mn>
      <mrow>
        <mrow>
          <mi mathvariant="italic">uf</mi>
          <mo stretchy="false">∗</mo>
          <mn>16²</mn>
        </mrow>
        <mo stretchy="false">=</mo>
        <mn>61,44</mn>
      </mrow>
      <mi mathvariant="italic">microJoules</mi>
    </mrow>
    <annotation encoding="StarMath 5.0">E_C1= {1} over {2} 0,48 uf*16²=61,44 microJoules</annotation>
  </semantics>
</math>
</file>

<file path=Object 2/content.xml><?xml version="1.0" encoding="utf-8"?>
<math xmlns="http://www.w3.org/1998/Math/MathML" display="block">
  <semantics>
    <mrow>
      <mrow>
        <msub>
          <mi>V</mi>
          <mi>a</mi>
        </msub>
        <mo stretchy="false">=</mo>
        <msub>
          <mi>V</mi>
          <mn>1</mn>
        </msub>
      </mrow>
      <mrow>
        <mfrac>
          <msub>
            <mi>R</mi>
            <mn>2</mn>
          </msub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n>8</mn>
      </mrow>
      <mi>v</mi>
    </mrow>
    <annotation encoding="StarMath 5.0">V_a = V_1 {R_2} over {R_1 + R_2} = 8 v</annotation>
  </semantics>
</math>
</file>

<file path=Object 3/content.xml><?xml version="1.0" encoding="utf-8"?>
<math xmlns="http://www.w3.org/1998/Math/MathML" display="block">
  <semantics>
    <mrow>
      <mrow>
        <msub>
          <mi>V</mi>
          <mn>1</mn>
        </msub>
        <mo stretchy="false">=</mo>
        <mn>24</mn>
      </mrow>
      <mrow>
        <mi>v</mi>
        <mo stretchy="false">=</mo>
        <mrow>
          <msub>
            <mi>V</mi>
            <mrow>
              <mi>C</mi>
              <mn>1</mn>
            </mrow>
          </msub>
          <mo stretchy="false">+</mo>
          <msub>
            <mi>V</mi>
            <mrow>
              <mi>C</mi>
              <mn>2</mn>
            </mrow>
          </msub>
        </mrow>
      </mrow>
    </mrow>
    <annotation encoding="StarMath 5.0">V_1 = 24v = V_C1 + V_C2</annotation>
  </semantics>
</math>
</file>

<file path=Object 4/content.xml><?xml version="1.0" encoding="utf-8"?>
<math xmlns="http://www.w3.org/1998/Math/MathML" display="block">
  <semantics>
    <mrow>
      <mrow>
        <msub>
          <mi>V</mi>
          <mn>1</mn>
        </msub>
        <mo stretchy="false">=</mo>
        <mn>24</mn>
      </mrow>
      <mrow>
        <mi>v</mi>
        <mo stretchy="false">=</mo>
        <mrow>
          <mfrac>
            <msub>
              <mi>Q</mi>
              <mrow>
                <mi>C</mi>
                <mn>1</mn>
              </mrow>
            </msub>
            <msub>
              <mi>C</mi>
              <mn>1</mn>
            </msub>
          </mfrac>
          <mo stretchy="false">+</mo>
          <mfrac>
            <msub>
              <mi>Q</mi>
              <mrow>
                <mi>C</mi>
                <mn>2</mn>
              </mrow>
            </msub>
            <msub>
              <mi>C</mi>
              <mn>2</mn>
            </msub>
          </mfrac>
        </mrow>
      </mrow>
    </mrow>
    <annotation encoding="StarMath 5.0">V_1 = 24v = {Q_C1} over {C_1}  +  {Q_C2} over {C_2}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stretchy="false">∫</mo>
          <mi>i</mi>
        </mrow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Q= int i(t) dt </annotation>
  </semantics>
</math>
</file>

<file path=Object 6/content.xml><?xml version="1.0" encoding="utf-8"?>
<math xmlns="http://www.w3.org/1998/Math/MathML" display="block">
  <semantics>
    <mrow>
      <mn>24</mn>
      <mrow>
        <mi>v</mi>
        <mo stretchy="false">=</mo>
        <mi>Q</mi>
      </mrow>
      <mrow>
        <mo fence="true" stretchy="false">(</mo>
        <mrow>
          <mrow>
            <mfrac>
              <mn>1</mn>
              <msub>
                <mi>C</mi>
                <mn>1</mn>
              </msub>
            </mfrac>
            <mo stretchy="false">+</mo>
            <mfrac>
              <mn>1</mn>
              <msub>
                <mi>C</mi>
                <mn>2</mn>
              </msub>
            </mfrac>
          </mrow>
        </mrow>
        <mo fence="true" stretchy="false">)</mo>
      </mrow>
    </mrow>
    <annotation encoding="StarMath 5.0"> 24v = Q ({1} over {C_1}  +  {1} over {C_2}) </annotation>
  </semantics>
</math>
</file>

<file path=Object 7/content.xml><?xml version="1.0" encoding="utf-8"?>
<math xmlns="http://www.w3.org/1998/Math/MathML" display="block">
  <semantics>
    <mrow>
      <mrow>
        <mi>Q</mi>
        <mo stretchy="false">=</mo>
        <mn>24</mn>
      </mrow>
      <mrow>
        <msup>
          <mrow>
            <mo fence="true" stretchy="false">(</mo>
            <mrow>
              <mrow>
                <mfrac>
                  <mn>1</mn>
                  <msub>
                    <mi>C</mi>
                    <mn>1</mn>
                  </msub>
                </mfrac>
                <mo stretchy="false">+</mo>
                <mfrac>
                  <mn>1</mn>
                  <msub>
                    <mi>C</mi>
                    <mn>2</mn>
                  </msub>
                </mfrac>
              </mrow>
            </mrow>
            <mo fence="true" stretchy="false">)</mo>
          </mrow>
          <mrow>
            <mo stretchy="false">−</mo>
            <mn>1</mn>
          </mrow>
        </msup>
        <mo stretchy="false">=</mo>
        <mrow>
          <mn>24</mn>
          <mo stretchy="false">∗</mo>
          <mn>0,16</mn>
        </mrow>
      </mrow>
      <mrow>
        <mi mathvariant="italic">uf</mi>
        <mo stretchy="false">=</mo>
        <mn>3,84</mn>
      </mrow>
      <mi mathvariant="italic">microCoulomb</mi>
    </mrow>
    <annotation encoding="StarMath 5.0"> Q = 24 ({1} over {C_1}  +  {1} over {C_2})^{-1}  = 24*0,16 uf = 3,84 microCoulomb</annotation>
  </semantics>
</math>
</file>

<file path=Object 8/content.xml><?xml version="1.0" encoding="utf-8"?>
<math xmlns="http://www.w3.org/1998/Math/MathML" display="block">
  <semantics>
    <mrow>
      <mrow>
        <msub>
          <mi>V</mi>
          <mrow>
            <mi>C</mi>
            <mn>1</mn>
          </mrow>
        </msub>
        <mo stretchy="false">=</mo>
        <mfrac>
          <mrow>
            <mn>3,84</mn>
            <mi mathvariant="italic">uC</mi>
          </mrow>
          <msub>
            <mi>C</mi>
            <mn>1</mn>
          </msub>
        </mfrac>
        <mo stretchy="false">=</mo>
        <mn>8</mn>
      </mrow>
      <mi>v</mi>
    </mrow>
    <annotation encoding="StarMath 5.0">V_C1 = {3,84 uC} over {C_1}= 8 v</annotation>
  </semantics>
</math>
</file>

<file path=Object 9/content.xml><?xml version="1.0" encoding="utf-8"?>
<math xmlns="http://www.w3.org/1998/Math/MathML" display="block">
  <semantics>
    <mrow>
      <mrow>
        <msub>
          <mi>V</mi>
          <mrow>
            <mi>C</mi>
            <mn>2</mn>
          </mrow>
        </msub>
        <mo stretchy="false">=</mo>
        <mfrac>
          <mrow>
            <mn>3,84</mn>
            <mi mathvariant="italic">uC</mi>
          </mrow>
          <msub>
            <mi>C</mi>
            <mn>2</mn>
          </msub>
        </mfrac>
        <mo stretchy="false">=</mo>
        <mn>16</mn>
      </mrow>
      <mi>v</mi>
    </mrow>
    <annotation encoding="StarMath 5.0">V_C2 = {3,84 uC} over {C_2}= 16 v</annotation>
  </semantics>
</math>
</file>